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243" officeooo:paragraph-rsid="001e92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20:00:50.271673060</meta:creation-date>
    <dc:date>2020-06-12T20:01:20.854933091</dc:date>
    <meta:editing-duration>PT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